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997cm" fo:margin-left="1.13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4$Win32 OpenOffice.org_project/4114m1$Build-9811</meta:generator>
    <dc:date>2023-12-01T11:10:13.56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